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4958in" table:align="left"/>
    </style:style>
    <style:style style:name="Table1.A" style:family="table-column">
      <style:table-column-properties style:column-width="3.495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1986in" table:align="left"/>
    </style:style>
    <style:style style:name="Table2.A" style:family="table-column">
      <style:table-column-properties style:column-width="0.19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8125in" table:align="left"/>
    </style:style>
    <style:style style:name="Table3.A" style:family="table-column">
      <style:table-column-properties style:column-width="0.81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509in" table:align="left"/>
    </style:style>
    <style:style style:name="Table4.A" style:family="table-column">
      <style:table-column-properties style:column-width="1.50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1174in" table:align="left"/>
    </style:style>
    <style:style style:name="Table5.A" style:family="table-column">
      <style:table-column-properties style:column-width="0.117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174in" table:align="left"/>
    </style:style>
    <style:style style:name="Table6.A" style:family="table-column">
      <style:table-column-properties style:column-width="0.117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5521in" table:align="left"/>
    </style:style>
    <style:style style:name="Table7.A" style:family="table-column">
      <style:table-column-properties style:column-width="4.552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625in" table:align="left"/>
    </style:style>
    <style:style style:name="Table8.A" style:family="table-column">
      <style:table-column-properties style:column-width="1.62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1569in" table:align="left"/>
    </style:style>
    <style:style style:name="Table9.A" style:family="table-column">
      <style:table-column-properties style:column-width="1.156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6in" table:align="left"/>
    </style:style>
    <style:style style:name="Table10.A" style:family="table-column">
      <style:table-column-properties style:column-width="3.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1986in" table:align="left"/>
    </style:style>
    <style:style style:name="Table11.A" style:family="table-column">
      <style:table-column-properties style:column-width="0.198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4028in" table:align="left"/>
    </style:style>
    <style:style style:name="Table12.A" style:family="table-column">
      <style:table-column-properties style:column-width="1.4028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9542in" table:align="left"/>
    </style:style>
    <style:style style:name="Table13.A" style:family="table-column">
      <style:table-column-properties style:column-width="0.954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5285in" table:align="left"/>
    </style:style>
    <style:style style:name="Table14.A" style:family="table-column">
      <style:table-column-properties style:column-width="1.5285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0326in" table:align="left"/>
    </style:style>
    <style:style style:name="Table15.A" style:family="table-column">
      <style:table-column-properties style:column-width="1.032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986in" table:align="left"/>
    </style:style>
    <style:style style:name="Table16.A" style:family="table-column">
      <style:table-column-properties style:column-width="0.198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1986in" table:align="left"/>
    </style:style>
    <style:style style:name="Table17.A" style:family="table-column">
      <style:table-column-properties style:column-width="0.198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9389in" table:align="left"/>
    </style:style>
    <style:style style:name="Table18.A" style:family="table-column">
      <style:table-column-properties style:column-width="1.938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1174in" table:align="left"/>
    </style:style>
    <style:style style:name="Table19.A" style:family="table-column">
      <style:table-column-properties style:column-width="0.1174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officeooo:rsid="0001cf4f" officeooo:paragraph-rsid="0001cf4f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1cf4f" officeooo:paragraph-rsid="0001cf4f"/>
    </style:style>
    <style:style style:name="P4" style:family="paragraph" style:parent-style-name="Standard">
      <style:text-properties fo:font-weight="bold" officeooo:rsid="0001cf4f" officeooo:paragraph-rsid="0001cf4f" style:font-weight-asian="bold" style:font-weight-complex="bold"/>
    </style:style>
    <style:style style:name="P5" style:family="paragraph" style:parent-style-name="Standard">
      <style:paragraph-properties fo:margin-top="0in" fo:margin-bottom="0.1965in" loext:contextual-spacing="false"/>
      <style:text-properties officeooo:rsid="0001cf4f" officeooo:paragraph-rsid="0001cf4f"/>
    </style:style>
    <style:style style:name="P6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tion of algorithms used:</text:p>
      <text:p text:style-name="P3"/>
      <text:p text:style-name="P3">Got reference to binarySearchR algorithm from:</text:p>
      <text:p text:style-name="P3"/>
      <text:p text:style-name="P3"><text:a xlink:type="simple" xlink:href="http://www.fredosaurus.com/notes-cpp/algorithms/searching/rbinarysearch.html" text:style-name="Internet_20_link" text:visited-style-name="Visited_20_Internet_20_Link">http://www.fredosaurus.com/notes-cpp/algorithms/searching/rbinarysearch.html</text:a></text:p>
      <text:p text:style-name="P3"/>
      <text:p text:style-name="P3">original code: </text:p>
      <text:p text:style-name="P1"/>
      <text:p text:style-name="P1">int rBinarySearch(int sortedArray[], int first, int last, int key) {</text:p>
      <text:p text:style-name="Preformatted_20_Text"><text:s text:c="3"/>// function:</text:p>
      <text:p text:style-name="Preformatted_20_Text"><text:s text:c="3"/>// <text:s text:c="2"/>Searches sortedArray[first]..sortedArray[last] for key. <text:s/></text:p>
      <text:p text:style-name="Preformatted_20_Text"><text:s text:c="3"/>// returns: index of the matching element if it finds key, </text:p>
      <text:p text:style-name="Preformatted_20_Text"><text:s text:c="3"/>// <text:s text:c="8"/>otherwise <text:s/>-(index where it could be inserted)-1.</text:p>
      <text:p text:style-name="Preformatted_20_Text"><text:s text:c="3"/>// parameters:</text:p>
      <text:p text:style-name="Preformatted_20_Text"><text:s text:c="3"/>// <text:s text:c="2"/>sortedArray in <text:s/>array of sorted (ascending) values.</text:p>
      <text:p text:style-name="Preformatted_20_Text"><text:s text:c="3"/>// <text:s text:c="2"/>first, last in <text:s/>lower and upper subscript bounds</text:p>
      <text:p text:style-name="Preformatted_20_Text"><text:s text:c="3"/>// <text:s text:c="2"/>key <text:s text:c="8"/>in <text:s/>value to search for.</text:p>
      <text:p text:style-name="Preformatted_20_Text"><text:s text:c="3"/>// returns:</text:p>
      <text:p text:style-name="Preformatted_20_Text"><text:s text:c="3"/>// <text:s text:c="2"/>index of key, or -insertion_position -1 </text:p>
      <text:p text:style-name="Preformatted_20_Text"><text:s text:c="3"/>// <text:s text:c="16"/>if key is not in the array.</text:p>
      <text:p text:style-name="Preformatted_20_Text"><text:s text:c="3"/></text:p>
      <text:p text:style-name="Preformatted_20_Text"><text:s text:c="3"/>if (first &lt;= last) {</text:p>
      <text:p text:style-name="Preformatted_20_Text"><text:s text:c="7"/>int mid = (first + last) / 2; <text:s/>// compute mid point.</text:p>
      <text:p text:style-name="Preformatted_20_Text"><text:s text:c="7"/>if (key == sortedArray[mid]) </text:p>
      <text:p text:style-name="Preformatted_20_Text"><text:s text:c="11"/>return mid; <text:s text:c="2"/>// found it.</text:p>
      <text:p text:style-name="Preformatted_20_Text"><text:s text:c="7"/>else if (key &lt; sortedArray[mid]) </text:p>
      <text:p text:style-name="Preformatted_20_Text"><text:s text:c="11"/>// Call ourself for the lower part of the array</text:p>
      <text:p text:style-name="Preformatted_20_Text"><text:s text:c="11"/>return rBinarySearch(sortedArray, first, mid-1, key);</text:p>
      <text:p text:style-name="Preformatted_20_Text"><text:s text:c="7"/>else</text:p>
      <text:p text:style-name="Preformatted_20_Text"><text:s text:c="11"/>// Call ourself for the upper part of the array</text:p>
      <text:p text:style-name="Preformatted_20_Text"><text:s text:c="11"/>return rBinarySearch(sortedArray, mid+1, last, key);</text:p>
      <text:p text:style-name="Preformatted_20_Text"><text:s text:c="3"/>}</text:p>
      <text:p text:style-name="Preformatted_20_Text"><text:s text:c="3"/>return -(first + 1); <text:s text:c="3"/>// failed to find key</text:p>
      <text:p text:style-name="P2">}</text:p>
      <text:p text:style-name="P5">Got reference to binarySearchL algorithm from a friend:</text:p>
      <text:p text:style-name="P5">original cod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8"/>int binarySearch(string* A, int array_size, string k)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9"/>{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0"/>int first=0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11"/>int last=array_size-1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bookmark text:name="LC12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"><text:bookmark text:name="LC13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14"/>while(first&lt;=last){ //suppose to loop until the last elememt of array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15"/>int mid = (first+last)/2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6"/>if(A[mid]==k){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7"/>return mid;//suppose to return the index it was found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8"/>}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9"/>else if (A[mid]&gt;k)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20"/>last = mid-1;</text:p>
          </table:table-cell>
        </table:table-row>
      </table:table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Table_20_Contents"><text:bookmark text:name="LC21"/>} else if(A[mid]&lt;k) {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22"/>first = mid+1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23"/>}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24"/>}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25"/>return -1; 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"><text:bookmark text:name="LC26"/></text:p>
          </table:table-cell>
        </table:table-row>
      </table:table>
      <text:p text:style-name="Text_20_body">}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2:55:41.720314038</meta:creation-date>
    <dc:date>2016-10-06T03:00:54.327056988</dc:date>
    <meta:editing-duration>PT5M13S</meta:editing-duration>
    <meta:editing-cycles>1</meta:editing-cycles>
    <meta:document-statistic meta:table-count="19" meta:image-count="0" meta:object-count="0" meta:page-count="2" meta:paragraph-count="49" meta:word-count="230" meta:character-count="1635" meta:non-whitespace-character-count="1265"/>
    <meta:generator>LibreOffice/5.1.4.2$Linux_X86_64 LibreOffice_project/10m0$Build-2</meta:generator>
  </office:meta>
</office:document-meta>
</file>